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34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[.C$6]+[.$B7]&lt;[.$C$3];&quot;&quot;;&quot;X&quot;)">
            <text:p/>
          </table:table-cell>
          <table:table-cell table:formula="of:=IF([.D$6]+[.$B7]&lt;[.$C$3];&quot;&quot;;&quot;X&quot;)">
            <text:p/>
          </table:table-cell>
          <table:table-cell table:formula="of:=IF([.E$6]+[.$B7]&lt;[.$C$3];&quot;&quot;;&quot;X&quot;)">
            <text:p/>
          </table:table-cell>
          <table:table-cell table:formula="of:=IF([.F$6]+[.$B7]&lt;[.$C$3];&quot;&quot;;&quot;X&quot;)" office:value-type="string" office:string-value="X">
            <text:p>X</text:p>
          </table:table-cell>
          <table:table-cell/>
          <table:table-cell office:value-type="float" office:value="0">
            <text:p>0</text:p>
          </table:table-cell>
          <table:table-cell table:formula="of:=IF(3-[.I$6]+[.$H7]&lt;3;&quot;&quot;;&quot;X&quot;)" office:value-type="string" office:string-value="X">
            <text:p>X</text:p>
          </table:table-cell>
          <table:table-cell table:formula="of:=IF(3-[.J$6]+[.$H7]&lt;3;&quot;&quot;;&quot;X&quot;)">
            <text:p/>
          </table:table-cell>
          <table:table-cell table:formula="of:=IF(3-[.K$6]+[.$H7]&lt;3;&quot;&quot;;&quot;X&quot;)">
            <text:p/>
          </table:table-cell>
          <table:table-cell table:formula="of:=IF(3-[.L$6]+[.$H7]&lt;3;&quot;&quot;;&quot;X&quot;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[.C$6]+[.$B8]&lt;[.$C$3];&quot;&quot;;&quot;X&quot;)">
            <text:p/>
          </table:table-cell>
          <table:table-cell table:formula="of:=IF([.D$6]+[.$B8]&lt;[.$C$3];&quot;&quot;;&quot;X&quot;)">
            <text:p/>
          </table:table-cell>
          <table:table-cell table:formula="of:=IF([.E$6]+[.$B8]&lt;[.$C$3];&quot;&quot;;&quot;X&quot;)" office:value-type="string" office:string-value="X">
            <text:p>X</text:p>
          </table:table-cell>
          <table:table-cell table:formula="of:=IF([.F$6]+[.$B8]&lt;[.$C$3];&quot;&quot;;&quot;X&quot;)" office:value-type="string" office:string-value="X">
            <text:p>X</text:p>
          </table:table-cell>
          <table:table-cell/>
          <table:table-cell office:value-type="float" office:value="1">
            <text:p>1</text:p>
          </table:table-cell>
          <table:table-cell table:formula="of:=IF(3-[.I$6]+[.$H8]&lt;3;&quot;&quot;;&quot;X&quot;)" office:value-type="string" office:string-value="X">
            <text:p>X</text:p>
          </table:table-cell>
          <table:table-cell table:formula="of:=IF(3-[.J$6]+[.$H8]&lt;3;&quot;&quot;;&quot;X&quot;)" office:value-type="string" office:string-value="X">
            <text:p>X</text:p>
          </table:table-cell>
          <table:table-cell table:formula="of:=IF(3-[.K$6]+[.$H8]&lt;3;&quot;&quot;;&quot;X&quot;)">
            <text:p/>
          </table:table-cell>
          <table:table-cell table:formula="of:=IF(3-[.L$6]+[.$H8]&lt;3;&quot;&quot;;&quot;X&quot;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C$6]+[.$B9]&lt;[.$C$3];&quot;&quot;;&quot;X&quot;)">
            <text:p/>
          </table:table-cell>
          <table:table-cell table:formula="of:=IF([.D$6]+[.$B9]&lt;[.$C$3];&quot;&quot;;&quot;X&quot;)" office:value-type="string" office:string-value="X">
            <text:p>X</text:p>
          </table:table-cell>
          <table:table-cell table:formula="of:=IF([.E$6]+[.$B9]&lt;[.$C$3];&quot;&quot;;&quot;X&quot;)" office:value-type="string" office:string-value="X">
            <text:p>X</text:p>
          </table:table-cell>
          <table:table-cell table:formula="of:=IF([.F$6]+[.$B9]&lt;[.$C$3];&quot;&quot;;&quot;X&quot;)" office:value-type="string" office:string-value="X">
            <text:p>X</text:p>
          </table:table-cell>
          <table:table-cell/>
          <table:table-cell office:value-type="float" office:value="2">
            <text:p>2</text:p>
          </table:table-cell>
          <table:table-cell table:formula="of:=IF(3-[.I$6]+[.$H9]&lt;3;&quot;&quot;;&quot;X&quot;)" office:value-type="string" office:string-value="X">
            <text:p>X</text:p>
          </table:table-cell>
          <table:table-cell table:formula="of:=IF(3-[.J$6]+[.$H9]&lt;3;&quot;&quot;;&quot;X&quot;)" office:value-type="string" office:string-value="X">
            <text:p>X</text:p>
          </table:table-cell>
          <table:table-cell table:formula="of:=IF(3-[.K$6]+[.$H9]&lt;3;&quot;&quot;;&quot;X&quot;)" office:value-type="string" office:string-value="X">
            <text:p>X</text:p>
          </table:table-cell>
          <table:table-cell table:formula="of:=IF(3-[.L$6]+[.$H9]&lt;3;&quot;&quot;;&quot;X&quot;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C$6]+[.$B10]&lt;[.$C$3];&quot;&quot;;&quot;X&quot;)" office:value-type="string" office:string-value="X">
            <text:p>X</text:p>
          </table:table-cell>
          <table:table-cell table:formula="of:=IF([.D$6]+[.$B10]&lt;[.$C$3];&quot;&quot;;&quot;X&quot;)" office:value-type="string" office:string-value="X">
            <text:p>X</text:p>
          </table:table-cell>
          <table:table-cell table:formula="of:=IF([.E$6]+[.$B10]&lt;[.$C$3];&quot;&quot;;&quot;X&quot;)" office:value-type="string" office:string-value="X">
            <text:p>X</text:p>
          </table:table-cell>
          <table:table-cell table:formula="of:=IF([.F$6]+[.$B10]&lt;[.$C$3];&quot;&quot;;&quot;X&quot;)" office:value-type="string" office:string-value="X">
            <text:p>X</text:p>
          </table:table-cell>
          <table:table-cell/>
          <table:table-cell office:value-type="float" office:value="3">
            <text:p>3</text:p>
          </table:table-cell>
          <table:table-cell table:formula="of:=IF(3-[.I$6]+[.$H10]&lt;3;&quot;&quot;;&quot;X&quot;)" office:value-type="string" office:string-value="X">
            <text:p>X</text:p>
          </table:table-cell>
          <table:table-cell table:formula="of:=IF(3-[.J$6]+[.$H10]&lt;3;&quot;&quot;;&quot;X&quot;)" office:value-type="string" office:string-value="X">
            <text:p>X</text:p>
          </table:table-cell>
          <table:table-cell table:formula="of:=IF(3-[.K$6]+[.$H10]&lt;3;&quot;&quot;;&quot;X&quot;)" office:value-type="string" office:string-value="X">
            <text:p>X</text:p>
          </table:table-cell>
          <table:table-cell table:formula="of:=IF(3-[.L$6]+[.$H10]&lt;3;&quot;&quot;;&quot;X&quot;)" office:value-type="string" office:string-value="X">
            <text:p>X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B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[.$C$3]-[.C$12]+[.$B13]&gt;[.$C$3];&quot;&quot;;&quot;X&quot;)" office:value-type="string" office:string-value="X">
            <text:p>X</text:p>
          </table:table-cell>
          <table:table-cell table:formula="of:=IF([.$C$3]-[.D$12]+[.$B13]&gt;[.$C$3];&quot;&quot;;&quot;X&quot;)" office:value-type="string" office:string-value="X">
            <text:p>X</text:p>
          </table:table-cell>
          <table:table-cell table:formula="of:=IF([.$C$3]-[.E$12]+[.$B13]&gt;[.$C$3];&quot;&quot;;&quot;X&quot;)" office:value-type="string" office:string-value="X">
            <text:p>X</text:p>
          </table:table-cell>
          <table:table-cell table:formula="of:=IF([.$C$3]-[.F$12]+[.$B13]&gt;[.$C$3];&quot;&quot;;&quot;X&quot;)" office:value-type="string" office:string-value="X">
            <text:p>X</text:p>
          </table:table-cell>
          <table:table-cell/>
          <table:table-cell office:value-type="float" office:value="0">
            <text:p>0</text:p>
          </table:table-cell>
          <table:table-cell table:formula="of:=IF([.I$6]+[.$H7]&gt;3;&quot;&quot;;&quot;X&quot;)" office:value-type="string" office:string-value="X">
            <text:p>X</text:p>
          </table:table-cell>
          <table:table-cell table:formula="of:=IF([.J$6]+[.$H7]&gt;3;&quot;&quot;;&quot;X&quot;)" office:value-type="string" office:string-value="X">
            <text:p>X</text:p>
          </table:table-cell>
          <table:table-cell table:formula="of:=IF([.K$6]+[.$H7]&gt;3;&quot;&quot;;&quot;X&quot;)" office:value-type="string" office:string-value="X">
            <text:p>X</text:p>
          </table:table-cell>
          <table:table-cell table:formula="of:=IF([.L$6]+[.$H7]&gt;3;&quot;&quot;;&quot;X&quot;)" office:value-type="string" office:string-value="X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[.$C$3]-[.C$12]+[.$B14]&gt;[.$C$3];&quot;&quot;;&quot;X&quot;)">
            <text:p/>
          </table:table-cell>
          <table:table-cell table:formula="of:=IF([.$C$3]-[.D$12]+[.$B14]&gt;[.$C$3];&quot;&quot;;&quot;X&quot;)" office:value-type="string" office:string-value="X">
            <text:p>X</text:p>
          </table:table-cell>
          <table:table-cell table:formula="of:=IF([.$C$3]-[.E$12]+[.$B14]&gt;[.$C$3];&quot;&quot;;&quot;X&quot;)" office:value-type="string" office:string-value="X">
            <text:p>X</text:p>
          </table:table-cell>
          <table:table-cell table:formula="of:=IF([.$C$3]-[.F$12]+[.$B14]&gt;[.$C$3];&quot;&quot;;&quot;X&quot;)" office:value-type="string" office:string-value="X">
            <text:p>X</text:p>
          </table:table-cell>
          <table:table-cell/>
          <table:table-cell office:value-type="float" office:value="1">
            <text:p>1</text:p>
          </table:table-cell>
          <table:table-cell table:formula="of:=IF([.I$6]+[.$H8]&gt;3;&quot;&quot;;&quot;X&quot;)" office:value-type="string" office:string-value="X">
            <text:p>X</text:p>
          </table:table-cell>
          <table:table-cell table:formula="of:=IF([.J$6]+[.$H8]&gt;3;&quot;&quot;;&quot;X&quot;)" office:value-type="string" office:string-value="X">
            <text:p>X</text:p>
          </table:table-cell>
          <table:table-cell table:formula="of:=IF([.K$6]+[.$H8]&gt;3;&quot;&quot;;&quot;X&quot;)" office:value-type="string" office:string-value="X">
            <text:p>X</text:p>
          </table:table-cell>
          <table:table-cell table:formula="of:=IF([.L$6]+[.$H8]&gt;3;&quot;&quot;;&quot;X&quot;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$C$3]-[.C$12]+[.$B15]&gt;[.$C$3];&quot;&quot;;&quot;X&quot;)">
            <text:p/>
          </table:table-cell>
          <table:table-cell table:formula="of:=IF([.$C$3]-[.D$12]+[.$B15]&gt;[.$C$3];&quot;&quot;;&quot;X&quot;)">
            <text:p/>
          </table:table-cell>
          <table:table-cell table:formula="of:=IF([.$C$3]-[.E$12]+[.$B15]&gt;[.$C$3];&quot;&quot;;&quot;X&quot;)" office:value-type="string" office:string-value="X">
            <text:p>X</text:p>
          </table:table-cell>
          <table:table-cell table:formula="of:=IF([.$C$3]-[.F$12]+[.$B15]&gt;[.$C$3];&quot;&quot;;&quot;X&quot;)" office:value-type="string" office:string-value="X">
            <text:p>X</text:p>
          </table:table-cell>
          <table:table-cell/>
          <table:table-cell office:value-type="float" office:value="2">
            <text:p>2</text:p>
          </table:table-cell>
          <table:table-cell table:formula="of:=IF([.I$6]+[.$H9]&gt;3;&quot;&quot;;&quot;X&quot;)" office:value-type="string" office:string-value="X">
            <text:p>X</text:p>
          </table:table-cell>
          <table:table-cell table:formula="of:=IF([.J$6]+[.$H9]&gt;3;&quot;&quot;;&quot;X&quot;)" office:value-type="string" office:string-value="X">
            <text:p>X</text:p>
          </table:table-cell>
          <table:table-cell table:formula="of:=IF([.K$6]+[.$H9]&gt;3;&quot;&quot;;&quot;X&quot;)">
            <text:p/>
          </table:table-cell>
          <table:table-cell table:formula="of:=IF([.L$6]+[.$H9]&gt;3;&quot;&quot;;&quot;X&quot;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$C$3]-[.C$12]+[.$B16]&gt;[.$C$3];&quot;&quot;;&quot;X&quot;)">
            <text:p/>
          </table:table-cell>
          <table:table-cell table:formula="of:=IF([.$C$3]-[.D$12]+[.$B16]&gt;[.$C$3];&quot;&quot;;&quot;X&quot;)">
            <text:p/>
          </table:table-cell>
          <table:table-cell table:formula="of:=IF([.$C$3]-[.E$12]+[.$B16]&gt;[.$C$3];&quot;&quot;;&quot;X&quot;)">
            <text:p/>
          </table:table-cell>
          <table:table-cell table:formula="of:=IF([.$C$3]-[.F$12]+[.$B16]&gt;[.$C$3];&quot;&quot;;&quot;X&quot;)" office:value-type="string" office:string-value="X">
            <text:p>X</text:p>
          </table:table-cell>
          <table:table-cell/>
          <table:table-cell office:value-type="float" office:value="3">
            <text:p>3</text:p>
          </table:table-cell>
          <table:table-cell table:formula="of:=IF([.I$6]+[.$H10]&gt;3;&quot;&quot;;&quot;X&quot;)" office:value-type="string" office:string-value="X">
            <text:p>X</text:p>
          </table:table-cell>
          <table:table-cell table:formula="of:=IF([.J$6]+[.$H10]&gt;3;&quot;&quot;;&quot;X&quot;)">
            <text:p/>
          </table:table-cell>
          <table:table-cell table:formula="of:=IF([.K$6]+[.$H10]&gt;3;&quot;&quot;;&quot;X&quot;)">
            <text:p/>
          </table:table-cell>
          <table:table-cell table:formula="of:=IF([.L$6]+[.$H10]&gt;3;&quot;&quot;;&quot;X&quot;)">
            <text:p/>
          </table:table-cell>
          <table:table-cell table:number-columns-repeated="25"/>
        </table:table-row>
        <table:table-row table:style-name="ro1" table:number-rows-repeated="4">
          <table:table-cell table:number-columns-repeated="37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34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[.C$24]+[.$B25]&lt;[.$C$3];&quot;&quot;;[.$C$21]-[.C$24])">
            <text:p/>
          </table:table-cell>
          <table:table-cell table:formula="of:=IF([.D$24]+[.$B25]&lt;[.$C$3];&quot;&quot;;[.$C$21]-[.D$24])">
            <text:p/>
          </table:table-cell>
          <table:table-cell table:formula="of:=IF([.E$24]+[.$B25]&lt;[.$C$3];&quot;&quot;;[.$C$21]-[.E$24])">
            <text:p/>
          </table:table-cell>
          <table:table-cell table:formula="of:=IF([.F$24]+[.$B25]&lt;[.$C$3];&quot;&quot;;[.$C$21]-[.F$24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IF(3-[.I$6]+[.$H25]&lt;3;&quot;&quot;;[.I$24])" office:value-type="float" office:value="0">
            <text:p>0</text:p>
          </table:table-cell>
          <table:table-cell table:formula="of:=IF(3-[.J$6]+[.$H25]&lt;3;&quot;&quot;;[.J$24])">
            <text:p/>
          </table:table-cell>
          <table:table-cell table:formula="of:=IF(3-[.K$6]+[.$H25]&lt;3;&quot;&quot;;[.K$24])">
            <text:p/>
          </table:table-cell>
          <table:table-cell table:formula="of:=IF(3-[.L$6]+[.$H25]&lt;3;&quot;&quot;;[.L$24]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[.C$24]+[.$B26]&lt;[.$C$3];&quot;&quot;;[.$C$21]-[.C$24])">
            <text:p/>
          </table:table-cell>
          <table:table-cell table:formula="of:=IF([.D$24]+[.$B26]&lt;[.$C$3];&quot;&quot;;[.$C$21]-[.D$24])">
            <text:p/>
          </table:table-cell>
          <table:table-cell table:formula="of:=IF([.E$24]+[.$B26]&lt;[.$C$3];&quot;&quot;;[.$C$21]-[.E$24])" office:value-type="float" office:value="1">
            <text:p>1</text:p>
          </table:table-cell>
          <table:table-cell table:formula="of:=IF([.F$24]+[.$B26]&lt;[.$C$3];&quot;&quot;;[.$C$21]-[.F$24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IF(3-[.I$6]+[.$H26]&lt;3;&quot;&quot;;[.I$24])" office:value-type="float" office:value="0">
            <text:p>0</text:p>
          </table:table-cell>
          <table:table-cell table:formula="of:=IF(3-[.J$6]+[.$H26]&lt;3;&quot;&quot;;[.J$24])" office:value-type="float" office:value="1">
            <text:p>1</text:p>
          </table:table-cell>
          <table:table-cell table:formula="of:=IF(3-[.K$6]+[.$H26]&lt;3;&quot;&quot;;[.K$24])">
            <text:p/>
          </table:table-cell>
          <table:table-cell table:formula="of:=IF(3-[.L$6]+[.$H26]&lt;3;&quot;&quot;;[.L$24]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C$24]+[.$B27]&lt;[.$C$3];&quot;&quot;;[.$C$21]-[.C$24])">
            <text:p/>
          </table:table-cell>
          <table:table-cell table:formula="of:=IF([.D$24]+[.$B27]&lt;[.$C$3];&quot;&quot;;[.$C$21]-[.D$24])" office:value-type="float" office:value="2">
            <text:p>2</text:p>
          </table:table-cell>
          <table:table-cell table:formula="of:=IF([.E$24]+[.$B27]&lt;[.$C$3];&quot;&quot;;[.$C$21]-[.E$24])" office:value-type="float" office:value="1">
            <text:p>1</text:p>
          </table:table-cell>
          <table:table-cell table:formula="of:=IF([.F$24]+[.$B27]&lt;[.$C$3];&quot;&quot;;[.$C$21]-[.F$24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IF(3-[.I$6]+[.$H27]&lt;3;&quot;&quot;;[.I$24])" office:value-type="float" office:value="0">
            <text:p>0</text:p>
          </table:table-cell>
          <table:table-cell table:formula="of:=IF(3-[.J$6]+[.$H27]&lt;3;&quot;&quot;;[.J$24])" office:value-type="float" office:value="1">
            <text:p>1</text:p>
          </table:table-cell>
          <table:table-cell table:formula="of:=IF(3-[.K$6]+[.$H27]&lt;3;&quot;&quot;;[.K$24])" office:value-type="float" office:value="2">
            <text:p>2</text:p>
          </table:table-cell>
          <table:table-cell table:formula="of:=IF(3-[.L$6]+[.$H27]&lt;3;&quot;&quot;;[.L$24]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C$24]+[.$B28]&lt;[.$C$3];&quot;&quot;;[.$C$21]-[.C$24])" office:value-type="float" office:value="3">
            <text:p>3</text:p>
          </table:table-cell>
          <table:table-cell table:formula="of:=IF([.D$24]+[.$B28]&lt;[.$C$3];&quot;&quot;;[.$C$21]-[.D$24])" office:value-type="float" office:value="2">
            <text:p>2</text:p>
          </table:table-cell>
          <table:table-cell table:formula="of:=IF([.E$24]+[.$B28]&lt;[.$C$3];&quot;&quot;;[.$C$21]-[.E$24])" office:value-type="float" office:value="1">
            <text:p>1</text:p>
          </table:table-cell>
          <table:table-cell table:formula="of:=IF([.F$24]+[.$B28]&lt;[.$C$3];&quot;&quot;;[.$C$21]-[.F$24])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IF(3-[.I$6]+[.$H28]&lt;3;&quot;&quot;;[.I$24])" office:value-type="float" office:value="0">
            <text:p>0</text:p>
          </table:table-cell>
          <table:table-cell table:formula="of:=IF(3-[.J$6]+[.$H28]&lt;3;&quot;&quot;;[.J$24])" office:value-type="float" office:value="1">
            <text:p>1</text:p>
          </table:table-cell>
          <table:table-cell table:formula="of:=IF(3-[.K$6]+[.$H28]&lt;3;&quot;&quot;;[.K$24])" office:value-type="float" office:value="2">
            <text:p>2</text:p>
          </table:table-cell>
          <table:table-cell table:formula="of:=IF(3-[.L$6]+[.$H28]&lt;3;&quot;&quot;;[.L$24])" office:value-type="float" office:value="3">
            <text:p>3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[.$C$3]-[.C$12]+[.$B31]&gt;[.$C$3];&quot;&quot;;[.C$30]+1)" office:value-type="float" office:value="1">
            <text:p>1</text:p>
          </table:table-cell>
          <table:table-cell table:formula="of:=IF([.$C$3]-[.D$12]+[.$B31]&gt;[.$C$3];&quot;&quot;;[.D$30]+1)" office:value-type="float" office:value="2">
            <text:p>2</text:p>
          </table:table-cell>
          <table:table-cell table:formula="of:=IF([.$C$3]-[.E$12]+[.$B31]&gt;[.$C$3];&quot;&quot;;[.E$30]+1)" office:value-type="float" office:value="3">
            <text:p>3</text:p>
          </table:table-cell>
          <table:table-cell table:formula="of:=IF([.$C$3]-[.F$12]+[.$B31]&gt;[.$C$3];&quot;&quot;;[.F$30]+1)"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formula="of:=IF([.I$6]+[.$H25]&gt;3;&quot;&quot;;[.$C$21]-[.I$30]+1)" office:value-type="float" office:value="4">
            <text:p>4</text:p>
          </table:table-cell>
          <table:table-cell table:formula="of:=IF([.J$6]+[.$H25]&gt;3;&quot;&quot;;[.$C$21]-[.J$30]+1)" office:value-type="float" office:value="3">
            <text:p>3</text:p>
          </table:table-cell>
          <table:table-cell table:formula="of:=IF([.K$6]+[.$H25]&gt;3;&quot;&quot;;[.$C$21]-[.K$30]+1)" office:value-type="float" office:value="2">
            <text:p>2</text:p>
          </table:table-cell>
          <table:table-cell table:formula="of:=IF([.L$6]+[.$H25]&gt;3;&quot;&quot;;[.$C$21]-[.L$30]+1)" office:value-type="float" office:value="1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[.$C$3]-[.C$12]+[.$B32]&gt;[.$C$3];&quot;&quot;;[.C$30]+1)">
            <text:p/>
          </table:table-cell>
          <table:table-cell table:formula="of:=IF([.$C$3]-[.D$12]+[.$B32]&gt;[.$C$3];&quot;&quot;;[.D$30]+1)" office:value-type="float" office:value="2">
            <text:p>2</text:p>
          </table:table-cell>
          <table:table-cell table:formula="of:=IF([.$C$3]-[.E$12]+[.$B32]&gt;[.$C$3];&quot;&quot;;[.E$30]+1)" office:value-type="float" office:value="3">
            <text:p>3</text:p>
          </table:table-cell>
          <table:table-cell table:formula="of:=IF([.$C$3]-[.F$12]+[.$B32]&gt;[.$C$3];&quot;&quot;;[.F$30]+1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IF([.I$6]+[.$H26]&gt;3;&quot;&quot;;[.$C$21]-[.I$30]+1)" office:value-type="float" office:value="4">
            <text:p>4</text:p>
          </table:table-cell>
          <table:table-cell table:formula="of:=IF([.J$6]+[.$H26]&gt;3;&quot;&quot;;[.$C$21]-[.J$30]+1)" office:value-type="float" office:value="3">
            <text:p>3</text:p>
          </table:table-cell>
          <table:table-cell table:formula="of:=IF([.K$6]+[.$H26]&gt;3;&quot;&quot;;[.$C$21]-[.K$30]+1)" office:value-type="float" office:value="2">
            <text:p>2</text:p>
          </table:table-cell>
          <table:table-cell table:formula="of:=IF([.L$6]+[.$H26]&gt;3;&quot;&quot;;[.$C$21]-[.L$30]+1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$C$3]-[.C$12]+[.$B33]&gt;[.$C$3];&quot;&quot;;[.C$30]+1)">
            <text:p/>
          </table:table-cell>
          <table:table-cell table:formula="of:=IF([.$C$3]-[.D$12]+[.$B33]&gt;[.$C$3];&quot;&quot;;[.D$30]+1)">
            <text:p/>
          </table:table-cell>
          <table:table-cell table:formula="of:=IF([.$C$3]-[.E$12]+[.$B33]&gt;[.$C$3];&quot;&quot;;[.E$30]+1)" office:value-type="float" office:value="3">
            <text:p>3</text:p>
          </table:table-cell>
          <table:table-cell table:formula="of:=IF([.$C$3]-[.F$12]+[.$B33]&gt;[.$C$3];&quot;&quot;;[.F$30]+1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IF([.I$6]+[.$H27]&gt;3;&quot;&quot;;[.$C$21]-[.I$30]+1)" office:value-type="float" office:value="4">
            <text:p>4</text:p>
          </table:table-cell>
          <table:table-cell table:formula="of:=IF([.J$6]+[.$H27]&gt;3;&quot;&quot;;[.$C$21]-[.J$30]+1)" office:value-type="float" office:value="3">
            <text:p>3</text:p>
          </table:table-cell>
          <table:table-cell table:formula="of:=IF([.K$6]+[.$H27]&gt;3;&quot;&quot;;[.$C$21]-[.K$30]+1)">
            <text:p/>
          </table:table-cell>
          <table:table-cell table:formula="of:=IF([.L$6]+[.$H27]&gt;3;&quot;&quot;;[.$C$21]-[.L$30]+1)">
            <text:p/>
          </table:table-cell>
          <table:table-cell table:number-columns-repeated="2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$C$3]-[.C$12]+[.$B34]&gt;[.$C$3];&quot;&quot;;[.C$30]+1)">
            <text:p/>
          </table:table-cell>
          <table:table-cell table:formula="of:=IF([.$C$3]-[.D$12]+[.$B34]&gt;[.$C$3];&quot;&quot;;[.D$30]+1)">
            <text:p/>
          </table:table-cell>
          <table:table-cell table:formula="of:=IF([.$C$3]-[.E$12]+[.$B34]&gt;[.$C$3];&quot;&quot;;[.E$30]+1)">
            <text:p/>
          </table:table-cell>
          <table:table-cell table:formula="of:=IF([.$C$3]-[.F$12]+[.$B34]&gt;[.$C$3];&quot;&quot;;[.F$30]+1)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formula="of:=IF([.I$6]+[.$H28]&gt;3;&quot;&quot;;[.$C$21]-[.I$30]+1)" office:value-type="float" office:value="4">
            <text:p>4</text:p>
          </table:table-cell>
          <table:table-cell table:formula="of:=IF([.J$6]+[.$H28]&gt;3;&quot;&quot;;[.$C$21]-[.J$30]+1)">
            <text:p/>
          </table:table-cell>
          <table:table-cell table:formula="of:=IF([.K$6]+[.$H28]&gt;3;&quot;&quot;;[.$C$21]-[.K$30]+1)">
            <text:p/>
          </table:table-cell>
          <table:table-cell table:formula="of:=IF([.L$6]+[.$H28]&gt;3;&quot;&quot;;[.$C$21]-[.L$30]+1)">
            <text:p/>
          </table:table-cell>
          <table:table-cell table:number-columns-repeated="25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.11.2016</text:date>, <text:time>23:02:0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ek Uhlíř</meta:initial-creator>
    <meta:creation-date>2016-11-20T18:20:36.19</meta:creation-date>
    <dc:date>2016-11-21T23:02:05.78</dc:date>
    <dc:creator>Hynek Uhlíř</dc:creator>
    <meta:editing-duration>PT3H31M5S</meta:editing-duration>
    <meta:editing-cycles>6</meta:editing-cycles>
    <meta:generator>OpenOffice/4.1.1$Win32 OpenOffice.org_project/411m6$Build-9775</meta:generator>
    <meta:document-statistic meta:table-count="3" meta:cell-count="204" meta:object-count="0"/>
  </office:meta>
</office:document-meta>
</file>